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04cm" svg:height="9.004cm" svg:x="10.01cm" svg:y="6.269cm">
            <draw:object draw:notify-on-update-of-ranges="frequency_sweep.A1:frequency_sweep.A1 frequency_sweep.A2:frequency_sweep.A46 frequency_sweep.C1:frequency_sweep.C1 frequency_sweep.C2:frequency_sweep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289377512951" calcext:value-type="float">
            <text:p>0.001289377512951</text:p>
          </table:table-cell>
          <table:table-cell table:formula="of:=10*LOG10([.B2])" office:value-type="float" office:value="-28.8961990825742" calcext:value-type="float">
            <text:p>-28.896199082574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258638447864135" calcext:value-type="float">
            <text:p>0.002586384478641</text:p>
          </table:table-cell>
          <table:table-cell table:formula="of:=10*LOG10([.B3])" office:value-type="float" office:value="-25.8730691466801" calcext:value-type="float">
            <text:p>-25.87306914668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38833914443317" calcext:value-type="float">
            <text:p>0.003883391444332</text:p>
          </table:table-cell>
          <table:table-cell table:formula="of:=10*LOG10([.B4])" office:value-type="float" office:value="-24.1078883053434" calcext:value-type="float">
            <text:p>-24.107888305343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18039841002205" calcext:value-type="float">
            <text:p>0.005180398410022</text:p>
          </table:table-cell>
          <table:table-cell table:formula="of:=10*LOG10([.B5])" office:value-type="float" office:value="-22.8563683859059" calcext:value-type="float">
            <text:p>-22.85636838590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646977592297305" calcext:value-type="float">
            <text:p>0.006469775922973</text:p>
          </table:table-cell>
          <table:table-cell table:formula="of:=10*LOG10([.B6])" office:value-type="float" office:value="-21.8911076061438" calcext:value-type="float">
            <text:p>-21.89110760614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77667828886634" calcext:value-type="float">
            <text:p>0.007766782888663</text:p>
          </table:table-cell>
          <table:table-cell table:formula="of:=10*LOG10([.B7])" office:value-type="float" office:value="-21.0975883487036" calcext:value-type="float">
            <text:p>-21.09758834870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906378985435375" calcext:value-type="float">
            <text:p>0.009063789854354</text:p>
          </table:table-cell>
          <table:table-cell table:formula="of:=10*LOG10([.B8])" office:value-type="float" office:value="-20.4269017222592" calcext:value-type="float">
            <text:p>-20.42690172225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03607968200441" calcext:value-type="float">
            <text:p>0.010360796820044</text:p>
          </table:table-cell>
          <table:table-cell table:formula="of:=10*LOG10([.B9])" office:value-type="float" office:value="-19.8460684292661" calcext:value-type="float">
            <text:p>-19.846068429266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16501743329951" calcext:value-type="float">
            <text:p>0.011650174332995</text:p>
          </table:table-cell>
          <table:table-cell table:formula="of:=10*LOG10([.B10])" office:value-type="float" office:value="-19.3366757581467" calcext:value-type="float">
            <text:p>-19.33667575814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29471812986854" calcext:value-type="float">
            <text:p>0.012947181298686</text:p>
          </table:table-cell>
          <table:table-cell table:formula="of:=10*LOG10([.B11])" office:value-type="float" office:value="-18.8782477055342" calcext:value-type="float">
            <text:p>-18.87824770553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8867331446315" calcext:value-type="float">
            <text:p>0.025886733144632</text:p>
          </table:table-cell>
          <table:table-cell table:formula="of:=10*LOG10([.B12])" office:value-type="float" office:value="-15.8692275322598" calcext:value-type="float">
            <text:p>-15.86922753225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88110260850989" calcext:value-type="float">
            <text:p>0.038811026085099</text:p>
          </table:table-cell>
          <table:table-cell table:formula="of:=10*LOG10([.B13])" office:value-type="float" office:value="-14.1104487523974" calcext:value-type="float">
            <text:p>-14.1104487523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17124306673482" calcext:value-type="float">
            <text:p>0.051712430667348</text:p>
          </table:table-cell>
          <table:table-cell table:formula="of:=10*LOG10([.B14])" office:value-type="float" office:value="-12.8640504836974" calcext:value-type="float">
            <text:p>-12.86405048369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45756879859008" calcext:value-type="float">
            <text:p>0.064575687985901</text:p>
          </table:table-cell>
          <table:table-cell table:formula="of:=10*LOG10([.B15])" office:value-type="float" office:value="-11.8993095817998" calcext:value-type="float">
            <text:p>-11.89930958179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73931685880172" calcext:value-type="float">
            <text:p>0.077393168588017</text:p>
          </table:table-cell>
          <table:table-cell table:formula="of:=10*LOG10([.B16])" office:value-type="float" office:value="-11.1129737233344" calcext:value-type="float">
            <text:p>-11.11297372333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01572430209581" calcext:value-type="float">
            <text:p>0.090157243020958</text:p>
          </table:table-cell>
          <table:table-cell table:formula="of:=10*LOG10([.B17])" office:value-type="float" office:value="-10.4499937734229" calcext:value-type="float">
            <text:p>-10.44999377342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2860281831984" calcext:value-type="float">
            <text:p>0.102860281831984</text:p>
          </table:table-cell>
          <table:table-cell table:formula="of:=10*LOG10([.B18])" office:value-type="float" office:value="-9.87752290068323" calcext:value-type="float">
            <text:p>-9.877522900683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5494655568356" calcext:value-type="float">
            <text:p>0.115494655568356</text:p>
          </table:table-cell>
          <table:table-cell table:formula="of:=10*LOG10([.B19])" office:value-type="float" office:value="-9.37438111969877" calcext:value-type="float">
            <text:p>-9.3743811196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52734777334" calcext:value-type="float">
            <text:p>0.128052734777334</text:p>
          </table:table-cell>
          <table:table-cell table:formula="of:=10*LOG10([.B20])" office:value-type="float" office:value="-8.92611142021613" calcext:value-type="float">
            <text:p>-8.92611142021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415522884543" calcext:value-type="float">
            <text:p>0.247415522884543</text:p>
          </table:table-cell>
          <table:table-cell table:formula="of:=10*LOG10([.B21])" office:value-type="float" office:value="-6.06573056155505" calcext:value-type="float">
            <text:p>-6.06573056155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00877387065" calcext:value-type="float">
            <text:p>0.35000877387065</text:p>
          </table:table-cell>
          <table:table-cell table:formula="of:=10*LOG10([.B22])" office:value-type="float" office:value="-4.55921068804443" calcext:value-type="float">
            <text:p>-4.55921068804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8897315195581" calcext:value-type="float">
            <text:p>0.428897315195581</text:p>
          </table:table-cell>
          <table:table-cell table:formula="of:=10*LOG10([.B23])" office:value-type="float" office:value="-3.67646672341933" calcext:value-type="float">
            <text:p>-3.67646672341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8809195016441" calcext:value-type="float">
            <text:p>0.478809195016441</text:p>
          </table:table-cell>
          <table:table-cell table:formula="of:=10*LOG10([.B24])" office:value-type="float" office:value="-3.19837518026368" calcext:value-type="float">
            <text:p>-3.19837518026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645611920257" calcext:value-type="float">
            <text:p>0.49645611920257</text:p>
          </table:table-cell>
          <table:table-cell table:formula="of:=10*LOG10([.B25])" office:value-type="float" office:value="-3.04119131922628" calcext:value-type="float">
            <text:p>-3.04119131922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527355402797" calcext:value-type="float">
            <text:p>0.49527355402797</text:p>
          </table:table-cell>
          <table:table-cell table:formula="of:=10*LOG10([.B26])" office:value-type="float" office:value="-3.05154861289411" calcext:value-type="float">
            <text:p>-3.05154861289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3839216912971" calcext:value-type="float">
            <text:p>0.493839216912971</text:p>
          </table:table-cell>
          <table:table-cell table:formula="of:=10*LOG10([.B27])" office:value-type="float" office:value="-3.06414424706598" calcext:value-type="float">
            <text:p>-3.064144247065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2214143479488" calcext:value-type="float">
            <text:p>0.492214143479488</text:p>
          </table:table-cell>
          <table:table-cell table:formula="of:=10*LOG10([.B28])" office:value-type="float" office:value="-3.07845911261322" calcext:value-type="float">
            <text:p>-3.07845911261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0352557011086" calcext:value-type="float">
            <text:p>0.490352557011086</text:p>
          </table:table-cell>
          <table:table-cell table:formula="of:=10*LOG10([.B29])" office:value-type="float" office:value="-3.09491555669529" calcext:value-type="float">
            <text:p>-3.09491555669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2405871626828" calcext:value-type="float">
            <text:p>0.462405871626828</text:p>
          </table:table-cell>
          <table:table-cell table:formula="of:=10*LOG10([.B30])" office:value-type="float" office:value="-3.34976659883935" calcext:value-type="float">
            <text:p>-3.34976659883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169762952903" calcext:value-type="float">
            <text:p>0.419169762952903</text:p>
          </table:table-cell>
          <table:table-cell table:formula="of:=10*LOG10([.B31])" office:value-type="float" office:value="-3.77610052971672" calcext:value-type="float">
            <text:p>-3.7761005297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4344515567898" calcext:value-type="float">
            <text:p>0.364344515567898</text:p>
          </table:table-cell>
          <table:table-cell table:formula="of:=10*LOG10([.B32])" office:value-type="float" office:value="-4.3848776347012" calcext:value-type="float">
            <text:p>-4.3848776347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2011886687368" calcext:value-type="float">
            <text:p>0.302011886687368</text:p>
          </table:table-cell>
          <table:table-cell table:formula="of:=10*LOG10([.B33])" office:value-type="float" office:value="-5.19975963595365" calcext:value-type="float">
            <text:p>-5.199759635953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964873999588" calcext:value-type="float">
            <text:p>0.23964873999588</text:p>
          </table:table-cell>
          <table:table-cell table:formula="of:=10*LOG10([.B34])" office:value-type="float" office:value="-6.20424850061615" calcext:value-type="float">
            <text:p>-6.204248500616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79711759275507" calcext:value-type="float">
            <text:p>0.179711759275507</text:p>
          </table:table-cell>
          <table:table-cell table:formula="of:=10*LOG10([.B35])" office:value-type="float" office:value="-7.45423504296843" calcext:value-type="float">
            <text:p>-7.454235042968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6366625721937" calcext:value-type="float">
            <text:p>0.126366625721937</text:p>
          </table:table-cell>
          <table:table-cell table:formula="of:=10*LOG10([.B36])" office:value-type="float" office:value="-8.98367611011295" calcext:value-type="float">
            <text:p>-8.98367611011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25277902816031" calcext:value-type="float">
            <text:p>0.082527790281603</text:p>
          </table:table-cell>
          <table:table-cell table:formula="of:=10*LOG10([.B37])" office:value-type="float" office:value="-10.8339978316345" calcext:value-type="float">
            <text:p>-10.8339978316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85080605168191" calcext:value-type="float">
            <text:p>0.048508060516819</text:p>
          </table:table-cell>
          <table:table-cell table:formula="of:=10*LOG10([.B38])" office:value-type="float" office:value="-13.1418608929234" calcext:value-type="float">
            <text:p>-13.14186089292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91445094643361" calcext:value-type="float">
            <text:p>0.002914450946434</text:p>
          </table:table-cell>
          <table:table-cell table:formula="of:=10*LOG10([.B39])" office:value-type="float" office:value="-25.3544324995939" calcext:value-type="float">
            <text:p>-25.35443249959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79292139374843" calcext:value-type="float">
            <text:p>0.001792921393748</text:p>
          </table:table-cell>
          <table:table-cell table:formula="of:=10*LOG10([.B40])" office:value-type="float" office:value="-27.4643875059936" calcext:value-type="float">
            <text:p>-27.46438750599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325014686696523" calcext:value-type="float">
            <text:p>0.003250146866965</text:p>
          </table:table-cell>
          <table:table-cell table:formula="of:=10*LOG10([.B41])" office:value-type="float" office:value="-24.8809701376838" calcext:value-type="float">
            <text:p>-24.88097013768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14441791090325" calcext:value-type="float">
            <text:p>0.00011444179109</text:p>
          </table:table-cell>
          <table:table-cell table:formula="of:=10*LOG10([.B42])" office:value-type="float" office:value="-39.4141535381541" calcext:value-type="float">
            <text:p>-39.41415353815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258638447864135" calcext:value-type="float">
            <text:p>0.002586384478641</text:p>
          </table:table-cell>
          <table:table-cell table:formula="of:=10*LOG10([.B43])" office:value-type="float" office:value="-25.8730691466801" calcext:value-type="float">
            <text:p>-25.87306914668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151063164239229" calcext:value-type="float">
            <text:p>0.001510631642392</text:p>
          </table:table-cell>
          <table:table-cell table:formula="of:=10*LOG10([.B44])" office:value-type="float" office:value="-28.2084142260956" calcext:value-type="float">
            <text:p>-28.20841422609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138856039856261" calcext:value-type="float">
            <text:p>0.001388560398563</text:p>
          </table:table-cell>
          <table:table-cell table:formula="of:=10*LOG10([.B45])" office:value-type="float" office:value="-28.5743522488602" calcext:value-type="float">
            <text:p>-28.57435224886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22049118416736" calcext:value-type="float">
            <text:p>0.002204911841674</text:p>
          </table:table-cell>
          <table:table-cell table:formula="of:=10*LOG10([.B46])" office:value-type="float" office:value="-26.5660877011455" calcext:value-type="float">
            <text:p>-26.5660877011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6T00:46:34.940000000</dc:date>
    <meta:editing-duration>PT7M12S</meta:editing-duration>
    <meta:editing-cycles>2</meta:editing-cycles>
    <meta:document-statistic meta:table-count="1" meta:cell-count="1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legend chart:legend-position="end" svg:x="13.1cm" svg:y="4.203cm" style:legend-expansion="high" chart:style-name="ch2"/>
        <chart:plot-area chart:style-name="ch3" table:cell-range-address="frequency_sweep.A1:frequency_sweep.A46 frequency_sweep.C1:frequency_sweep.C46" chart:data-source-has-labels="row" svg:x="0.32cm" svg:y="0.18cm" svg:width="12.46cm" svg:height="8.645cm">
          <chart:coordinate-region svg:x="1.047cm" svg:y="0.379cm" svg:width="11.361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uency_sweep.C2:frequency_sweep.C46" chart:label-cell-address="frequency_sweep.C1:frequency_sweep.C1" chart:class="chart:scatter">
            <chart:domain table:cell-range-address="frequency_sweep.A2:frequency_sweep.A46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requency_sweep.A2:frequency_sweep.A46</svg:desc>
                </draw:g>
              </table:table-cell>
              <table:table-cell office:value-type="float" office:value="-28.8961990825742">
                <text:p>-28.8961990825742</text:p>
                <draw:g>
                  <svg:desc>frequency_sweep.C2:frequency_sweep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5.8730691466801">
                <text:p>-25.873069146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24.1078883053434">
                <text:p>-24.1078883053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22.8563683859059">
                <text:p>-22.8563683859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21.8911076061438">
                <text:p>-21.8911076061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21.0975883487036">
                <text:p>-21.0975883487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20.4269017222592">
                <text:p>-20.426901722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19.8460684292661">
                <text:p>-19.8460684292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19.3366757581467">
                <text:p>-19.3366757581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18.8782477055342">
                <text:p>-18.878247705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5.8692275322598">
                <text:p>-15.8692275322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-14.1104487523974">
                <text:p>-14.1104487523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-12.8640504836974">
                <text:p>-12.8640504836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-11.8993095817998">
                <text:p>-11.899309581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-11.1129737233344">
                <text:p>-11.1129737233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-10.4499937734229">
                <text:p>-10.4499937734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9.87752290068323">
                <text:p>-9.87752290068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9.37438111969877">
                <text:p>-9.37438111969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8.92611142021613">
                <text:p>-8.92611142021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6.06573056155505">
                <text:p>-6.06573056155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4.55921068804443">
                <text:p>-4.559210688044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-3.67646672341933">
                <text:p>-3.676466723419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-3.19837518026368">
                <text:p>-3.19837518026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3.04119131922628">
                <text:p>-3.04119131922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-3.05154861289411">
                <text:p>-3.05154861289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3.06414424706598">
                <text:p>-3.06414424706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3.07845911261322">
                <text:p>-3.07845911261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3.09491555669529">
                <text:p>-3.09491555669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-3.34976659883935">
                <text:p>-3.349766598839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3.77610052971672">
                <text:p>-3.77610052971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4.3848776347012">
                <text:p>-4.384877634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-5.19975963595365">
                <text:p>-5.19975963595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-6.20424850061615">
                <text:p>-6.20424850061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-7.45423504296843">
                <text:p>-7.45423504296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-8.98367611011295">
                <text:p>-8.98367611011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10.8339978316345">
                <text:p>-10.8339978316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-13.1418608929234">
                <text:p>-13.1418608929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-25.3544324995939">
                <text:p>-25.3544324995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  <table:table-cell office:value-type="float" office:value="-27.4643875059936">
                <text:p>-27.4643875059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-24.8809701376838">
                <text:p>-24.8809701376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-39.4141535381541">
                <text:p>-39.4141535381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-25.8730691466801">
                <text:p>-25.87306914668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">
                <text:p>700</text:p>
              </table:table-cell>
              <table:table-cell office:value-type="float" office:value="-28.2084142260956">
                <text:p>-28.2084142260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">
                <text:p>800</text:p>
              </table:table-cell>
              <table:table-cell office:value-type="float" office:value="-28.5743522488602">
                <text:p>-28.5743522488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-26.5660877011455">
                <text:p>-26.5660877011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